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5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weight="bold" style:font-name-asian="Trebuchet MS1" style:font-size-asian="32pt" style:font-weight-asian="bold" style:font-name-complex="Trebuchet MS" style:font-size-complex="32pt" style:font-weight-complex="bold"/>
    </style:style>
    <style:style style:name="T4" style:family="text">
      <style:text-properties fo:color="#000000" style:font-name="Segoe UI Semibold" fo:font-size="32pt" style:font-name-asian="Trebuchet MS1" style:font-size-asian="32pt" style:font-name-complex="Trebuchet MS" style:font-size-complex="32pt"/>
    </style:style>
    <style:style style:name="T5" style:family="text">
      <style:text-properties fo:color="#000000" style:text-position="33% 58%" style:font-name="Segoe UI Semibold" fo:font-size="32pt" fo:font-weight="bold" style:font-name-asian="Trebuchet MS1" style:font-size-asian="32pt" style:font-weight-asian="bold" style:font-name-complex="Trebuchet MS" style:font-size-complex="32pt" style:font-weight-complex="bold"/>
    </style:style>
    <style:style style:name="T6" style:family="text">
      <style:text-properties fo:color="#000000" style:font-name="Segoe UI Semibold" fo:font-size="32pt" style:font-name-asian="Times New Roman1" style:font-size-asian="32pt" style:font-name-complex="Trebuchet MS" style:font-size-complex="32pt"/>
    </style:style>
    <style:style style:name="T7" style:family="text">
      <style:text-properties fo:color="#000000" style:text-position="33% 58%" style:font-name="Segoe UI Semibold" fo:font-size="32pt" fo:font-weight="normal" style:font-name-asian="Trebuchet MS1" style:font-size-asian="32pt" style:font-weight-asian="bold" style:font-name-complex="Trebuchet MS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778cm" svg:y="1.016cm">
          <draw:text-box>
            <text:p text:style-name="P1"><text:span text:style-name="T1">Epistle Reading</text:span></text:p>
            <text:p text:style-name="P1"><text:span text:style-name="T2">Hebrews 1:1-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638cm" svg:height="6.263cm" svg:x="1.778cm" svg:y="1.016cm">
          <draw:text-box>
            <text:p text:style-name="P4"><text:span text:style-name="T3">1</text:span><text:span text:style-name="T4">Long ago, at many times and in many ways, God spoke to our fathers by the prophets, </text:span><text:span text:style-name="T5">2</text:span><text:span text:style-name="T4">but in these last days he has spoken to us by his Son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638cm" svg:height="6.263cm" svg:x="1.778cm" svg:y="1.016cm">
          <draw:text-box>
            <text:p text:style-name="P4"><text:span text:style-name="T4">whom he appointed the heir of all things, through whom also he created the world.</text:span><text:span text:style-name="T6"> </text:span><text:span text:style-name="T7">3</text:span><text:span text:style-name="T4">He is the radiance of the glory of God and the exact imprint of his natur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638cm" svg:height="6.263cm" svg:x="1.778cm" svg:y="1.016cm">
          <draw:text-box>
            <text:p text:style-name="P4"><text:span text:style-name="T4">and he upholds the universe by the word of his power. After making purification for sins, he sat down at the right hand of the Majesty on high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Heading_20_3" style:display-name="Heading 3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187cm" fo:line-height="106%" fo:text-align="start" fo:text-indent="0cm" style:text-autospace="none"/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pitch-asian="variable" style:font-size-asian="14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woj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 style:font-weight-complex="bold"/>
    </style:style>
    <style:style style:name="chapter-2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hapter-1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4:03:01.849000000</meta:creation-date>
    <dc:title>bluwht blank</dc:title>
    <meta:editing-duration>PT10M4S</meta:editing-duration>
    <meta:editing-cycles>3</meta:editing-cycles>
    <meta:generator>LibreOffice/5.4.3.2$Windows_X86_64 LibreOffice_project/92a7159f7e4af62137622921e809f8546db437e5</meta:generator>
    <dc:date>2017-12-05T14:13:04.462000000</dc:date>
    <meta:document-statistic meta:object-count="44"/>
  </office:meta>
</office:document-meta>
</file>